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5.75in"/>
    </style:style>
    <style:style style:name="co6" style:family="table-column">
      <style:table-column-properties fo:break-before="auto" style:column-width="4.5709in"/>
    </style:style>
    <style:style style:name="co7" style:family="table-column">
      <style:table-column-properties fo:break-before="auto" style:column-width="2.9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ext-properties fo:color="#3465a4" style:text-underline-style="none"/>
    </style:style>
    <style:style style:name="ce14" style:family="table-cell" style:parent-style-name="Default">
      <style:text-properties fo:color="#3465a4"/>
    </style:style>
    <style:style style:name="ce1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84"/>
    <style:style style:name="T1" style:family="text"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4" office:value-type="string" calcext:value-type="string">
            <text:p>Not working</text:p>
          </table:table-cell>
          <table:table-cell table:style-name="ce6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11" office:value-type="string" calcext:value-type="string">
            <text:p>Working with workarounds in userspace code</text:p>
          </table:table-cell>
          <table:table-cell table:style-name="ce10" office:value-type="string" calcext:value-type="string">
            <text:p>Working with minor caveats</text:p>
          </table:table-cell>
          <table:table-cell table:style-name="ce15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number-columns-repeated="2"/>
          <table:table-cell table:style-name="ce1" table:number-columns-repeated="1012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 (CTRL+click to open)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7">
            <text:p>Rust</text:p>
          </table:table-cell>
          <table:table-cell table:style-name="ce2" office:value-type="string" calcext:value-type="string" table:number-columns-spanned="1" table:number-rows-spanned="2">
            <text:p>sqlx</text:p>
          </table:table-cell>
          <table:table-cell table:style-name="ce8" office:value-type="string" calcext:value-type="string" table:number-columns-spanned="1" table:number-rows-spanned="2">
            <text:p>No</text:p>
          </table:table-cell>
          <table:table-cell table:number-columns-repeated="3"/>
          <table:table-cell table:style-name="ce13" table:formula="of:=HYPERLINK(&quot;https://github.com/vitessio/vitess/issues/6643&quot;; &quot;`2027 (HY000): iteration count is not equal to 1` using Rust sqlx #6643&quot;)" office:value-type="string" office:string-value="`2027 (HY000): iteration count is not equal to 1` using Rust sqlx #6643" calcext:value-type="string">
            <text:p>`2027 (HY000): iteration count is not equal to 1` using Rust sqlx #6643</text:p>
          </table:table-cell>
          <table:table-cell table:style-name="ce16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number-columns-repeated="3" table:style-name="ce3"/>
          <table:table-cell table:number-columns-repeated="3"/>
          <table:table-cell table:style-name="ce14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6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2">
          <table:covered-table-cell table:style-name="ce3"/>
          <table:table-cell office:value-type="string" calcext:value-type="string">
            <text:p>mysql</text:p>
          </table:table-cell>
          <table:table-cell table:style-name="ce9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<text:span text:style-name="T1">cargo test</text:span> in upstream fails a whole bunch, but using the client in an application works.</text:p>
          </table:table-cell>
          <table:table-cell table:style-name="ce14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6" office:value-type="date" office:date-value="2020-08-28" calcext:value-type="date">
            <text:p>2020-08-28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4">
            <text:p>mysql_async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<text:span text:style-name="T1">cargo test</text:span> in upstream fails a whole bunch, but using the client in an application works.</text:p>
          </table:table-cell>
          <table:table-cell table:style-name="ce14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6" office:value-type="date" office:date-value="2020-08-28" calcext:value-type="date">
            <text:p>2020-08-28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4" table:formula="of:=HYPERLINK(&quot;https://github.com/vitessio/vitess/issues/5371&quot;; &quot;Allow temporary tables / session scoped items while in a trx #5371&quot;)" office:value-type="string" office:string-value="Allow temporary tables / session scoped items while in a trx #5371" calcext:value-type="string">
            <text:p>Allow temporary tables / session scoped items while in a trx #5371</text:p>
          </table:table-cell>
          <table:table-cell table:style-name="ce16" office:value-type="date" office:date-value="2019-10-29" calcext:value-type="date">
            <text:p>2019-10-29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4" table:formula="of:=HYPERLINK(&quot;https://github.com/vitessio/vitess/issues/3639&quot;; &quot;Stored Procedure support for Unsharded Keyspace #3639&quot;)" office:value-type="string" office:string-value="Stored Procedure support for Unsharded Keyspace #3639" calcext:value-type="string">
            <text:p>Stored Procedure support for Unsharded Keyspace #3639</text:p>
          </table:table-cell>
          <table:table-cell table:style-name="ce16" office:value-type="date" office:date-value="2020-08-28" calcext:value-type="date">
            <text:p>2020-08-28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4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6" office:value-type="date" office:date-value="2018-02-07" calcext:value-type="date">
            <text:p>2018-02-07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7:45:10.584225224</dc:date>
    <meta:editing-duration>PT5H29M34S</meta:editing-duration>
    <meta:editing-cycles>28</meta:editing-cycles>
    <meta:generator>LibreOffice/6.4.5.2$Linux_X86_64 LibreOffice_project/40$Build-2</meta:generator>
    <meta:document-statistic meta:table-count="1" meta:cell-count="44" meta:object-count="0"/>
  </office:meta>
</office:document-meta>
</file>